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1.0256in"/>
    </style:style>
    <style:style style:name="co4" style:family="table-column">
      <style:table-column-properties fo:break-before="auto" style:column-width="1.598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3299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CPUs</text:p>
          </table:table-cell>
          <table:table-cell table:style-name="ce1" office:value-type="string">
            <text:p>Cloud size</text:p>
          </table:table-cell>
          <table:table-cell table:style-name="ce1" office:value-type="string">
            <text:p>Total time [ms]</text:p>
          </table:table-cell>
          <table:table-cell table:style-name="ce1" office:value-type="string">
            <text:p>Subhull calculation time</text:p>
          </table:table-cell>
          <table:table-cell table:style-name="ce1" office:value-type="string">
            <text:p>Scatter time</text:p>
          </table:table-cell>
          <table:table-cell table:style-name="ce1" office:value-type="string">
            <text:p>Merge time</text:p>
          </table:table-cell>
          <table:table-cell table:style-name="ce1" office:value-type="string">
            <text:p>Tangent calculation</text:p>
          </table:table-cell>
          <table:table-cell table:style-name="ce1" office:value-type="string">
            <text:p>Communication time [ms]</text:p>
          </table:table-cell>
          <table:table-cell table:style-name="ce1" office:value-type="string">
            <text:p>Comm / Computation ratio [%]</text:p>
          </table:table-cell>
          <table:table-cell table:style-name="ce1" office:value-type="string">
            <text:p>Speedup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64.65">
            <text:p>164.65</text:p>
          </table:table-cell>
          <table:table-cell office:value-type="float" office:value="160.054">
            <text:p>160.054</text:p>
          </table:table-cell>
          <table:table-cell office:value-type="float" office:value="4.346">
            <text:p>4.346</text:p>
          </table:table-cell>
          <table:table-cell office:value-type="float" office:value="0.088">
            <text:p>0.088</text:p>
          </table:table-cell>
          <table:table-cell office:value-type="float" office:value="0.018">
            <text:p>0.018</text:p>
          </table:table-cell>
          <table:table-cell office:value-type="float" office:value="4.351">
            <text:p>4.351</text:p>
          </table:table-cell>
          <table:table-cell office:value-type="float" office:value="2.643">
            <text:p>2.643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85.363">
            <text:p>85.363</text:p>
          </table:table-cell>
          <table:table-cell office:value-type="float" office:value="76.284">
            <text:p>76.284</text:p>
          </table:table-cell>
          <table:table-cell office:value-type="float" office:value="4.256">
            <text:p>4.256</text:p>
          </table:table-cell>
          <table:table-cell office:value-type="float" office:value="0.149">
            <text:p>0.149</text:p>
          </table:table-cell>
          <table:table-cell office:value-type="float" office:value="0.016">
            <text:p>0.016</text:p>
          </table:table-cell>
          <table:table-cell office:value-type="float" office:value="8.726">
            <text:p>8.726</text:p>
          </table:table-cell>
          <table:table-cell office:value-type="float" office:value="10.222">
            <text:p>10.222</text:p>
          </table:table-cell>
          <table:table-cell table:formula="of:=[.$C$2]/[.C3]" office:value-type="float" office:value="1.92882162060846">
            <text:p>1.928821620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1.644">
            <text:p>41.644</text:p>
          </table:table-cell>
          <table:table-cell office:value-type="float" office:value="37.598">
            <text:p>37.598</text:p>
          </table:table-cell>
          <table:table-cell office:value-type="float" office:value="2.497">
            <text:p>2.497</text:p>
          </table:table-cell>
          <table:table-cell office:value-type="float" office:value="0.18">
            <text:p>0.18</text:p>
          </table:table-cell>
          <table:table-cell office:value-type="float" office:value="0.021">
            <text:p>0.021</text:p>
          </table:table-cell>
          <table:table-cell office:value-type="float" office:value="3.865">
            <text:p>3.865</text:p>
          </table:table-cell>
          <table:table-cell office:value-type="float" office:value="9.28">
            <text:p>9.28</text:p>
          </table:table-cell>
          <table:table-cell table:formula="of:=[.$C$2]/[.C4]" office:value-type="float" office:value="3.95375084045721">
            <text:p>3.953750840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22.902">
            <text:p>22.902</text:p>
          </table:table-cell>
          <table:table-cell office:value-type="float" office:value="17.413">
            <text:p>17.413</text:p>
          </table:table-cell>
          <table:table-cell office:value-type="float" office:value="2.015">
            <text:p>2.015</text:p>
          </table:table-cell>
          <table:table-cell office:value-type="float" office:value="0.229">
            <text:p>0.229</text:p>
          </table:table-cell>
          <table:table-cell office:value-type="float" office:value="0.02">
            <text:p>0.02</text:p>
          </table:table-cell>
          <table:table-cell office:value-type="float" office:value="5.265">
            <text:p>5.265</text:p>
          </table:table-cell>
          <table:table-cell office:value-type="float" office:value="22.991">
            <text:p>22.991</text:p>
          </table:table-cell>
          <table:table-cell table:formula="of:=[.$C$2]/[.C5]" office:value-type="float" office:value="7.18932844293075">
            <text:p>7.1893284429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72.614">
            <text:p>72.614</text:p>
          </table:table-cell>
          <table:table-cell office:value-type="float" office:value="8.465">
            <text:p>8.465</text:p>
          </table:table-cell>
          <table:table-cell office:value-type="float" office:value="9.582">
            <text:p>9.582</text:p>
          </table:table-cell>
          <table:table-cell office:value-type="float" office:value="52.204">
            <text:p>52.204</text:p>
          </table:table-cell>
          <table:table-cell office:value-type="float" office:value="0.03">
            <text:p>0.03</text:p>
          </table:table-cell>
          <table:table-cell office:value-type="float" office:value="51.689">
            <text:p>51.689</text:p>
          </table:table-cell>
          <table:table-cell office:value-type="float" office:value="71.183">
            <text:p>71.183</text:p>
          </table:table-cell>
          <table:table-cell table:formula="of:=[.$C$2]/[.C6]" office:value-type="float" office:value="2.26746908309692">
            <text:p>2.2674690831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54.426">
            <text:p>154.426</text:p>
          </table:table-cell>
          <table:table-cell office:value-type="float" office:value="7.326">
            <text:p>7.326</text:p>
          </table:table-cell>
          <table:table-cell office:value-type="float" office:value="15.249">
            <text:p>15.249</text:p>
          </table:table-cell>
          <table:table-cell office:value-type="float" office:value="125.388">
            <text:p>125.388</text:p>
          </table:table-cell>
          <table:table-cell office:value-type="float" office:value="0.024">
            <text:p>0.024</text:p>
          </table:table-cell>
          <table:table-cell office:value-type="float" office:value="146.463">
            <text:p>146.463</text:p>
          </table:table-cell>
          <table:table-cell office:value-type="float" office:value="94.844">
            <text:p>94.844</text:p>
          </table:table-cell>
          <table:table-cell table:formula="of:=[.$C$2]/[.C7]" office:value-type="float" office:value="1.06620646782278">
            <text:p>1.0662064678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1069.071">
            <text:p>1069.071</text:p>
          </table:table-cell>
          <table:table-cell office:value-type="float" office:value="1.866">
            <text:p>1.866</text:p>
          </table:table-cell>
          <table:table-cell office:value-type="float" office:value="0.934">
            <text:p>0.934</text:p>
          </table:table-cell>
          <table:table-cell office:value-type="float" office:value="982.571">
            <text:p>982.571</text:p>
          </table:table-cell>
          <table:table-cell office:value-type="float" office:value="3.43">
            <text:p>3.43</text:p>
          </table:table-cell>
          <table:table-cell office:value-type="float" office:value="1015.529">
            <text:p>1015.529</text:p>
          </table:table-cell>
          <table:table-cell office:value-type="float" office:value="94.992">
            <text:p>94.992</text:p>
          </table:table-cell>
          <table:table-cell table:formula="of:=[.$C$2]/[.C8]" office:value-type="float" office:value="0.15401222182624">
            <text:p>0.1540122218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344.233">
            <text:p>344.233</text:p>
          </table:table-cell>
          <table:table-cell office:value-type="float" office:value="337.032">
            <text:p>337.032</text:p>
          </table:table-cell>
          <table:table-cell office:value-type="float" office:value="6.965">
            <text:p>6.965</text:p>
          </table:table-cell>
          <table:table-cell office:value-type="float" office:value="0.068">
            <text:p>0.068</text:p>
          </table:table-cell>
          <table:table-cell office:value-type="float" office:value="0.014">
            <text:p>0.014</text:p>
          </table:table-cell>
          <table:table-cell office:value-type="float" office:value="6.959">
            <text:p>6.959</text:p>
          </table:table-cell>
          <table:table-cell office:value-type="float" office:value="2.022">
            <text:p>2.022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72.53">
            <text:p>172.53</text:p>
          </table:table-cell>
          <table:table-cell office:value-type="float" office:value="162.787">
            <text:p>162.787</text:p>
          </table:table-cell>
          <table:table-cell office:value-type="float" office:value="8.864">
            <text:p>8.864</text:p>
          </table:table-cell>
          <table:table-cell office:value-type="float" office:value="0.161">
            <text:p>0.161</text:p>
          </table:table-cell>
          <table:table-cell office:value-type="float" office:value="0.016">
            <text:p>0.016</text:p>
          </table:table-cell>
          <table:table-cell office:value-type="float" office:value="9.469">
            <text:p>9.469</text:p>
          </table:table-cell>
          <table:table-cell office:value-type="float" office:value="5.488">
            <text:p>5.488</text:p>
          </table:table-cell>
          <table:table-cell table:formula="of:=[.$C$9]/[.C10]" office:value-type="float" office:value="1.99520663073089">
            <text:p>1.9952066307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86.328">
            <text:p>86.328</text:p>
          </table:table-cell>
          <table:table-cell office:value-type="float" office:value="80.153">
            <text:p>80.153</text:p>
          </table:table-cell>
          <table:table-cell office:value-type="float" office:value="4.793">
            <text:p>4.793</text:p>
          </table:table-cell>
          <table:table-cell office:value-type="float" office:value="0.16">
            <text:p>0.16</text:p>
          </table:table-cell>
          <table:table-cell office:value-type="float" office:value="0.015">
            <text:p>0.015</text:p>
          </table:table-cell>
          <table:table-cell office:value-type="float" office:value="5.949">
            <text:p>5.949</text:p>
          </table:table-cell>
          <table:table-cell office:value-type="float" office:value="6.891">
            <text:p>6.891</text:p>
          </table:table-cell>
          <table:table-cell table:formula="of:=[.$C$9]/[.C11]" office:value-type="float" office:value="3.98750115837272">
            <text:p>3.9875011584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41.939">
            <text:p>41.939</text:p>
          </table:table-cell>
          <table:table-cell office:value-type="float" office:value="39.007">
            <text:p>39.007</text:p>
          </table:table-cell>
          <table:table-cell office:value-type="float" office:value="2.597">
            <text:p>2.597</text:p>
          </table:table-cell>
          <table:table-cell office:value-type="float" office:value="0.183">
            <text:p>0.183</text:p>
          </table:table-cell>
          <table:table-cell office:value-type="float" office:value="0.013">
            <text:p>0.013</text:p>
          </table:table-cell>
          <table:table-cell office:value-type="float" office:value="2.737">
            <text:p>2.737</text:p>
          </table:table-cell>
          <table:table-cell office:value-type="float" office:value="6.525">
            <text:p>6.525</text:p>
          </table:table-cell>
          <table:table-cell table:formula="of:=[.$C$9]/[.C12]" office:value-type="float" office:value="8.20794487231455">
            <text:p>8.207944872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40.502">
            <text:p>40.502</text:p>
          </table:table-cell>
          <table:table-cell office:value-type="float" office:value="18.522">
            <text:p>18.522</text:p>
          </table:table-cell>
          <table:table-cell office:value-type="float" office:value="4.932">
            <text:p>4.932</text:p>
          </table:table-cell>
          <table:table-cell office:value-type="float" office:value="12.995">
            <text:p>12.995</text:p>
          </table:table-cell>
          <table:table-cell office:value-type="float" office:value="0.014">
            <text:p>0.014</text:p>
          </table:table-cell>
          <table:table-cell office:value-type="float" office:value="21.577">
            <text:p>21.577</text:p>
          </table:table-cell>
          <table:table-cell office:value-type="float" office:value="53.273">
            <text:p>53.273</text:p>
          </table:table-cell>
          <table:table-cell table:formula="of:=[.$C$9]/[.C13]" office:value-type="float" office:value="8.49916053528221">
            <text:p>8.499160535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51.399">
            <text:p>251.399</text:p>
          </table:table-cell>
          <table:table-cell office:value-type="float" office:value="16.685">
            <text:p>16.685</text:p>
          </table:table-cell>
          <table:table-cell office:value-type="float" office:value="41.493">
            <text:p>41.493</text:p>
          </table:table-cell>
          <table:table-cell office:value-type="float" office:value="191.695">
            <text:p>191.695</text:p>
          </table:table-cell>
          <table:table-cell office:value-type="float" office:value="0.019">
            <text:p>0.019</text:p>
          </table:table-cell>
          <table:table-cell office:value-type="float" office:value="231.29">
            <text:p>231.29</text:p>
          </table:table-cell>
          <table:table-cell office:value-type="float" office:value="92.001">
            <text:p>92.001</text:p>
          </table:table-cell>
          <table:table-cell table:formula="of:=[.$C$9]/[.C14]" office:value-type="float" office:value="1.36926956750027">
            <text:p>1.3692695675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23.083">
            <text:p>423.083</text:p>
          </table:table-cell>
          <table:table-cell office:value-type="float" office:value="14.582">
            <text:p>14.582</text:p>
          </table:table-cell>
          <table:table-cell office:value-type="float" office:value="169.352">
            <text:p>169.352</text:p>
          </table:table-cell>
          <table:table-cell office:value-type="float" office:value="236.818">
            <text:p>236.818</text:p>
          </table:table-cell>
          <table:table-cell office:value-type="float" office:value="0.024">
            <text:p>0.024</text:p>
          </table:table-cell>
          <table:table-cell office:value-type="float" office:value="407.538">
            <text:p>407.538</text:p>
          </table:table-cell>
          <table:table-cell office:value-type="float" office:value="96.326">
            <text:p>96.326</text:p>
          </table:table-cell>
          <table:table-cell table:formula="of:=[.$C$9]/[.C15]" office:value-type="float" office:value="0.813629949678905">
            <text:p>0.8136299497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929.749">
            <text:p>929.749</text:p>
          </table:table-cell>
          <table:table-cell office:value-type="float" office:value="909.765">
            <text:p>909.765</text:p>
          </table:table-cell>
          <table:table-cell office:value-type="float" office:value="19.622">
            <text:p>19.622</text:p>
          </table:table-cell>
          <table:table-cell office:value-type="float" office:value="0.073">
            <text:p>0.073</text:p>
          </table:table-cell>
          <table:table-cell office:value-type="float" office:value="0.015">
            <text:p>0.015</text:p>
          </table:table-cell>
          <table:table-cell office:value-type="float" office:value="19.623">
            <text:p>19.623</text:p>
          </table:table-cell>
          <table:table-cell office:value-type="float" office:value="2.111">
            <text:p>2.11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467.554">
            <text:p>467.554</text:p>
          </table:table-cell>
          <table:table-cell office:value-type="float" office:value="447.623">
            <text:p>447.623</text:p>
          </table:table-cell>
          <table:table-cell office:value-type="float" office:value="19.529">
            <text:p>19.529</text:p>
          </table:table-cell>
          <table:table-cell office:value-type="float" office:value="0.149">
            <text:p>0.149</text:p>
          </table:table-cell>
          <table:table-cell office:value-type="float" office:value="0.015">
            <text:p>0.015</text:p>
          </table:table-cell>
          <table:table-cell office:value-type="float" office:value="19.644">
            <text:p>19.644</text:p>
          </table:table-cell>
          <table:table-cell office:value-type="float" office:value="4.202">
            <text:p>4.202</text:p>
          </table:table-cell>
          <table:table-cell table:formula="of:=[.$C$16]/[.C17]" office:value-type="float" office:value="1.98853822232298">
            <text:p>1.9885382223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243.585">
            <text:p>243.585</text:p>
          </table:table-cell>
          <table:table-cell office:value-type="float" office:value="218.118">
            <text:p>218.118</text:p>
          </table:table-cell>
          <table:table-cell office:value-type="float" office:value="11.896">
            <text:p>11.896</text:p>
          </table:table-cell>
          <table:table-cell office:value-type="float" office:value="0.167">
            <text:p>0.167</text:p>
          </table:table-cell>
          <table:table-cell office:value-type="float" office:value="0.015">
            <text:p>0.015</text:p>
          </table:table-cell>
          <table:table-cell office:value-type="float" office:value="25.115">
            <text:p>25.115</text:p>
          </table:table-cell>
          <table:table-cell office:value-type="float" office:value="10.311">
            <text:p>10.311</text:p>
          </table:table-cell>
          <table:table-cell table:formula="of:=[.$C$16]/[.C18]" office:value-type="float" office:value="3.81693864564731">
            <text:p>3.8169386456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112.517">
            <text:p>112.517</text:p>
          </table:table-cell>
          <table:table-cell office:value-type="float" office:value="102.76">
            <text:p>102.76</text:p>
          </table:table-cell>
          <table:table-cell office:value-type="float" office:value="6.81">
            <text:p>6.81</text:p>
          </table:table-cell>
          <table:table-cell office:value-type="float" office:value="0.206">
            <text:p>0.206</text:p>
          </table:table-cell>
          <table:table-cell office:value-type="float" office:value="0.015">
            <text:p>0.015</text:p>
          </table:table-cell>
          <table:table-cell office:value-type="float" office:value="9.526">
            <text:p>9.526</text:p>
          </table:table-cell>
          <table:table-cell office:value-type="float" office:value="8.467">
            <text:p>8.467</text:p>
          </table:table-cell>
          <table:table-cell table:formula="of:=[.$C$16]/[.C19]" office:value-type="float" office:value="8.26318689620235">
            <text:p>8.263186896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74.566">
            <text:p>74.566</text:p>
          </table:table-cell>
          <table:table-cell office:value-type="float" office:value="54.277">
            <text:p>54.277</text:p>
          </table:table-cell>
          <table:table-cell office:value-type="float" office:value="5.872">
            <text:p>5.872</text:p>
          </table:table-cell>
          <table:table-cell office:value-type="float" office:value="3.013">
            <text:p>3.013</text:p>
          </table:table-cell>
          <table:table-cell office:value-type="float" office:value="0.014">
            <text:p>0.014</text:p>
          </table:table-cell>
          <table:table-cell office:value-type="float" office:value="20.013">
            <text:p>20.013</text:p>
          </table:table-cell>
          <table:table-cell office:value-type="float" office:value="26.839">
            <text:p>26.839</text:p>
          </table:table-cell>
          <table:table-cell table:formula="of:=[.$C$16]/[.C20]" office:value-type="float" office:value="12.4688061583027">
            <text:p>12.4688061583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28.566">
            <text:p>228.566</text:p>
          </table:table-cell>
          <table:table-cell office:value-type="float" office:value="38.283">
            <text:p>38.283</text:p>
          </table:table-cell>
          <table:table-cell office:value-type="float" office:value="34.756">
            <text:p>34.756</text:p>
          </table:table-cell>
          <table:table-cell office:value-type="float" office:value="125.386">
            <text:p>125.386</text:p>
          </table:table-cell>
          <table:table-cell office:value-type="float" office:value="0.033">
            <text:p>0.033</text:p>
          </table:table-cell>
          <table:table-cell office:value-type="float" office:value="188.966">
            <text:p>188.966</text:p>
          </table:table-cell>
          <table:table-cell office:value-type="float" office:value="82.674">
            <text:p>82.674</text:p>
          </table:table-cell>
          <table:table-cell table:formula="of:=[.$C$16]/[.C21]" office:value-type="float" office:value="4.0677484840265">
            <text:p>4.067748484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284.272">
            <text:p>284.272</text:p>
          </table:table-cell>
          <table:table-cell office:value-type="float" office:value="31.15">
            <text:p>31.15</text:p>
          </table:table-cell>
          <table:table-cell office:value-type="float" office:value="33.595">
            <text:p>33.595</text:p>
          </table:table-cell>
          <table:table-cell office:value-type="float" office:value="219.259">
            <text:p>219.259</text:p>
          </table:table-cell>
          <table:table-cell office:value-type="float" office:value="0.025">
            <text:p>0.025</text:p>
          </table:table-cell>
          <table:table-cell office:value-type="float" office:value="252.422">
            <text:p>252.422</text:p>
          </table:table-cell>
          <table:table-cell office:value-type="float" office:value="88.796">
            <text:p>88.796</text:p>
          </table:table-cell>
          <table:table-cell table:formula="of:=[.$C$16]/[.C22]" office:value-type="float" office:value="3.27063164856194">
            <text:p>3.270631648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977.825">
            <text:p>1977.825</text:p>
          </table:table-cell>
          <table:table-cell office:value-type="float" office:value="1937.956">
            <text:p>1937.956</text:p>
          </table:table-cell>
          <table:table-cell office:value-type="float" office:value="39.539">
            <text:p>39.539</text:p>
          </table:table-cell>
          <table:table-cell office:value-type="float" office:value="0.066">
            <text:p>0.066</text:p>
          </table:table-cell>
          <table:table-cell office:value-type="float" office:value="0.014">
            <text:p>0.014</text:p>
          </table:table-cell>
          <table:table-cell office:value-type="float" office:value="39.55">
            <text:p>39.55</text:p>
          </table:table-cell>
          <table:table-cell office:value-type="float" office:value="2">
            <text:p>2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1031.753">
            <text:p>1031.753</text:p>
          </table:table-cell>
          <table:table-cell office:value-type="float" office:value="927.114">
            <text:p>927.114</text:p>
          </table:table-cell>
          <table:table-cell office:value-type="float" office:value="41.3">
            <text:p>41.3</text:p>
          </table:table-cell>
          <table:table-cell office:value-type="float" office:value="0.187">
            <text:p>0.187</text:p>
          </table:table-cell>
          <table:table-cell office:value-type="float" office:value="0.015">
            <text:p>0.015</text:p>
          </table:table-cell>
          <table:table-cell office:value-type="float" office:value="104.275">
            <text:p>104.275</text:p>
          </table:table-cell>
          <table:table-cell office:value-type="float" office:value="10.107">
            <text:p>10.107</text:p>
          </table:table-cell>
          <table:table-cell table:formula="of:=[.$C$23]/[.C24]" office:value-type="float" office:value="1.91695589932862">
            <text:p>1.9169558993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84.808">
            <text:p>484.808</text:p>
          </table:table-cell>
          <table:table-cell office:value-type="float" office:value="440.952">
            <text:p>440.952</text:p>
          </table:table-cell>
          <table:table-cell office:value-type="float" office:value="22.73">
            <text:p>22.73</text:p>
          </table:table-cell>
          <table:table-cell office:value-type="float" office:value="0.169">
            <text:p>0.169</text:p>
          </table:table-cell>
          <table:table-cell office:value-type="float" office:value="0.014">
            <text:p>0.014</text:p>
          </table:table-cell>
          <table:table-cell office:value-type="float" office:value="43.471">
            <text:p>43.471</text:p>
          </table:table-cell>
          <table:table-cell office:value-type="float" office:value="8.967">
            <text:p>8.967</text:p>
          </table:table-cell>
          <table:table-cell table:formula="of:=[.$C$23]/[.C25]" office:value-type="float" office:value="4.07960470949324">
            <text:p>4.0796047095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35.147">
            <text:p>235.147</text:p>
          </table:table-cell>
          <table:table-cell office:value-type="float" office:value="207.117">
            <text:p>207.117</text:p>
          </table:table-cell>
          <table:table-cell office:value-type="float" office:value="12.594">
            <text:p>12.594</text:p>
          </table:table-cell>
          <table:table-cell office:value-type="float" office:value="5.815">
            <text:p>5.815</text:p>
          </table:table-cell>
          <table:table-cell office:value-type="float" office:value="0.015">
            <text:p>0.015</text:p>
          </table:table-cell>
          <table:table-cell office:value-type="float" office:value="27.724">
            <text:p>27.724</text:p>
          </table:table-cell>
          <table:table-cell office:value-type="float" office:value="11.79">
            <text:p>11.79</text:p>
          </table:table-cell>
          <table:table-cell table:formula="of:=[.$C$23]/[.C26]" office:value-type="float" office:value="8.41101523727711">
            <text:p>8.4110152373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49.289">
            <text:p>149.289</text:p>
          </table:table-cell>
          <table:table-cell office:value-type="float" office:value="122.708">
            <text:p>122.708</text:p>
          </table:table-cell>
          <table:table-cell office:value-type="float" office:value="10.612">
            <text:p>10.612</text:p>
          </table:table-cell>
          <table:table-cell office:value-type="float" office:value="13.836">
            <text:p>13.836</text:p>
          </table:table-cell>
          <table:table-cell office:value-type="float" office:value="0.018">
            <text:p>0.018</text:p>
          </table:table-cell>
          <table:table-cell office:value-type="float" office:value="25.655">
            <text:p>25.655</text:p>
          </table:table-cell>
          <table:table-cell office:value-type="float" office:value="17.185">
            <text:p>17.185</text:p>
          </table:table-cell>
          <table:table-cell table:formula="of:=[.$C$23]/[.C27]" office:value-type="float" office:value="13.248296927436">
            <text:p>13.2482969274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342.212">
            <text:p>342.212</text:p>
          </table:table-cell>
          <table:table-cell office:value-type="float" office:value="86.652">
            <text:p>86.652</text:p>
          </table:table-cell>
          <table:table-cell office:value-type="float" office:value="25.554">
            <text:p>25.554</text:p>
          </table:table-cell>
          <table:table-cell office:value-type="float" office:value="146.057">
            <text:p>146.057</text:p>
          </table:table-cell>
          <table:table-cell office:value-type="float" office:value="0.024">
            <text:p>0.024</text:p>
          </table:table-cell>
          <table:table-cell office:value-type="float" office:value="254.94">
            <text:p>254.94</text:p>
          </table:table-cell>
          <table:table-cell office:value-type="float" office:value="74.498">
            <text:p>74.498</text:p>
          </table:table-cell>
          <table:table-cell table:formula="of:=[.$C$23]/[.C28]" office:value-type="float" office:value="5.77953140158732">
            <text:p>5.7795314016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415.808">
            <text:p>415.808</text:p>
          </table:table-cell>
          <table:table-cell office:value-type="float" office:value="56.184">
            <text:p>56.184</text:p>
          </table:table-cell>
          <table:table-cell office:value-type="float" office:value="67.711">
            <text:p>67.711</text:p>
          </table:table-cell>
          <table:table-cell office:value-type="float" office:value="291.565">
            <text:p>291.565</text:p>
          </table:table-cell>
          <table:table-cell office:value-type="float" office:value="0.027">
            <text:p>0.027</text:p>
          </table:table-cell>
          <table:table-cell office:value-type="float" office:value="358.792">
            <text:p>358.792</text:p>
          </table:table-cell>
          <table:table-cell office:value-type="float" office:value="86.288">
            <text:p>86.288</text:p>
          </table:table-cell>
          <table:table-cell table:formula="of:=[.$C$23]/[.C29]" office:value-type="float" office:value="4.75658236493766">
            <text:p>4.7565823649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3991.621">
            <text:p>3991.621</text:p>
          </table:table-cell>
          <table:table-cell office:value-type="float" office:value="3913.414">
            <text:p>3913.414</text:p>
          </table:table-cell>
          <table:table-cell office:value-type="float" office:value="77.816">
            <text:p>77.816</text:p>
          </table:table-cell>
          <table:table-cell office:value-type="float" office:value="0.084">
            <text:p>0.084</text:p>
          </table:table-cell>
          <table:table-cell office:value-type="float" office:value="0.016">
            <text:p>0.016</text:p>
          </table:table-cell>
          <table:table-cell office:value-type="float" office:value="77.812">
            <text:p>77.812</text:p>
          </table:table-cell>
          <table:table-cell office:value-type="float" office:value="1.949">
            <text:p>1.949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2072.761">
            <text:p>2072.761</text:p>
          </table:table-cell>
          <table:table-cell office:value-type="float" office:value="1989.161">
            <text:p>1989.161</text:p>
          </table:table-cell>
          <table:table-cell office:value-type="float" office:value="83.092">
            <text:p>83.092</text:p>
          </table:table-cell>
          <table:table-cell office:value-type="float" office:value="0.156">
            <text:p>0.156</text:p>
          </table:table-cell>
          <table:table-cell office:value-type="float" office:value="0.021">
            <text:p>0.021</text:p>
          </table:table-cell>
          <table:table-cell office:value-type="float" office:value="83.217">
            <text:p>83.217</text:p>
          </table:table-cell>
          <table:table-cell office:value-type="float" office:value="4.015">
            <text:p>4.015</text:p>
          </table:table-cell>
          <table:table-cell table:formula="of:=[.$C$30]/[.C31]" office:value-type="float" office:value="1.92575072572284">
            <text:p>1.9257507257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1009.665">
            <text:p>1009.665</text:p>
          </table:table-cell>
          <table:table-cell office:value-type="float" office:value="930.184">
            <text:p>930.184</text:p>
          </table:table-cell>
          <table:table-cell office:value-type="float" office:value="42.928">
            <text:p>42.928</text:p>
          </table:table-cell>
          <table:table-cell office:value-type="float" office:value="0.171">
            <text:p>0.171</text:p>
          </table:table-cell>
          <table:table-cell office:value-type="float" office:value="0.02">
            <text:p>0.02</text:p>
          </table:table-cell>
          <table:table-cell office:value-type="float" office:value="79.152">
            <text:p>79.152</text:p>
          </table:table-cell>
          <table:table-cell office:value-type="float" office:value="7.839">
            <text:p>7.839</text:p>
          </table:table-cell>
          <table:table-cell table:formula="of:=[.$C$30]/[.C32]" office:value-type="float" office:value="3.953411279979">
            <text:p>3.95341128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480.646">
            <text:p>480.646</text:p>
          </table:table-cell>
          <table:table-cell office:value-type="float" office:value="436.111">
            <text:p>436.111</text:p>
          </table:table-cell>
          <table:table-cell office:value-type="float" office:value="24.218">
            <text:p>24.218</text:p>
          </table:table-cell>
          <table:table-cell office:value-type="float" office:value="0.265">
            <text:p>0.265</text:p>
          </table:table-cell>
          <table:table-cell office:value-type="float" office:value="0.019">
            <text:p>0.019</text:p>
          </table:table-cell>
          <table:table-cell office:value-type="float" office:value="44.04">
            <text:p>44.04</text:p>
          </table:table-cell>
          <table:table-cell office:value-type="float" office:value="9.163">
            <text:p>9.163</text:p>
          </table:table-cell>
          <table:table-cell table:formula="of:=[.$C$30]/[.C33]" office:value-type="float" office:value="8.30470034079135">
            <text:p>8.3047003408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302.168">
            <text:p>302.168</text:p>
          </table:table-cell>
          <table:table-cell office:value-type="float" office:value="224.814">
            <text:p>224.814</text:p>
          </table:table-cell>
          <table:table-cell office:value-type="float" office:value="20.099">
            <text:p>20.099</text:p>
          </table:table-cell>
          <table:table-cell office:value-type="float" office:value="12.581">
            <text:p>12.581</text:p>
          </table:table-cell>
          <table:table-cell office:value-type="float" office:value="0.019">
            <text:p>0.019</text:p>
          </table:table-cell>
          <table:table-cell office:value-type="float" office:value="76.914">
            <text:p>76.914</text:p>
          </table:table-cell>
          <table:table-cell office:value-type="float" office:value="25.454">
            <text:p>25.454</text:p>
          </table:table-cell>
          <table:table-cell table:formula="of:=[.$C$30]/[.C34]" office:value-type="float" office:value="13.2099395038522">
            <text:p>13.209939503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702.003">
            <text:p>702.003</text:p>
          </table:table-cell>
          <table:table-cell office:value-type="float" office:value="132.33">
            <text:p>132.33</text:p>
          </table:table-cell>
          <table:table-cell office:value-type="float" office:value="294.18">
            <text:p>294.18</text:p>
          </table:table-cell>
          <table:table-cell office:value-type="float" office:value="218.552">
            <text:p>218.552</text:p>
          </table:table-cell>
          <table:table-cell office:value-type="float" office:value="0.023">
            <text:p>0.023</text:p>
          </table:table-cell>
          <table:table-cell office:value-type="float" office:value="567.206">
            <text:p>567.206</text:p>
          </table:table-cell>
          <table:table-cell office:value-type="float" office:value="80.798">
            <text:p>80.798</text:p>
          </table:table-cell>
          <table:table-cell table:formula="of:=[.$C$30]/[.C35]" office:value-type="float" office:value="5.68604550123005">
            <text:p>5.6860455012</text:p>
          </table:table-cell>
          <table:table-cell table:number-columns-repeated="101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19.532">
            <text:p>1019.532</text:p>
          </table:table-cell>
          <table:table-cell office:value-type="float" office:value="116.451">
            <text:p>116.451</text:p>
          </table:table-cell>
          <table:table-cell office:value-type="float" office:value="298.713">
            <text:p>298.713</text:p>
          </table:table-cell>
          <table:table-cell office:value-type="float" office:value="419.882">
            <text:p>419.882</text:p>
          </table:table-cell>
          <table:table-cell office:value-type="float" office:value="0.029">
            <text:p>0.029</text:p>
          </table:table-cell>
          <table:table-cell office:value-type="float" office:value="902.248">
            <text:p>902.248</text:p>
          </table:table-cell>
          <table:table-cell office:value-type="float" office:value="88.496">
            <text:p>88.496</text:p>
          </table:table-cell>
          <table:table-cell table:formula="of:=[.$C$30]/[.C36]" office:value-type="float" office:value="3.9151502846404">
            <text:p>3.9151502846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/>
          <table:table-cell table:number-columns-repeated="1014"/>
        </table:table-row>
      </table:table>
      <table:table table:name="Speedup" table:style-name="ta1">
        <table:shapes>
          <draw:frame draw:z-index="0" draw:style-name="gr1" svg:width="9.6791in" svg:height="5.9925in" svg:x="0.0472in" svg:y="0.0382in">
            <draw:object draw:notify-on-update-of-ranges="Benchmark.A2:Benchmark.A8 Benchmark.B2:Benchmark.B2 Benchmark.J2:Benchmark.J8 Benchmark.A9:Benchmark.A15 Benchmark.B9:Benchmark.B9 Benchmark.J9:Benchmark.J15 Benchmark.A16:Benchmark.A22 Benchmark.B16:Benchmark.B16 Benchmark.J16:Benchmark.J22 Benchmark.A23:Benchmark.A29 Benchmark.B23:Benchmark.B23 Benchmark.J23:Benchmark.J29 Benchmark.A30:Benchmark.A36 Benchmark.B30:Benchmark.B30 Benchmark.J30:Benchmark.J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3">
          <table:table-cell/>
        </table:table-row>
      </table:table>
      <table:table table:name="Communication time" table:style-name="ta1">
        <table:shapes>
          <draw:frame draw:z-index="0" draw:style-name="gr1" svg:width="9.6795in" svg:height="5.9406in" svg:x="0.0594in" svg:y="0.0764in">
            <draw:object draw:notify-on-update-of-ranges="'Communication time'.A1:'Communication time'.A1 Benchmark.A2:Benchmark.A8 Benchmark.B2:Benchmark.B2 Benchmark.I2:Benchmark.I8 Benchmark.B9:Benchmark.B9 Benchmark.I9:Benchmark.I15 Benchmark.B16:Benchmark.B16 Benchmark.I16:Benchmark.I22 Benchmark.B23:Benchmark.B23 Benchmark.I23:Benchmark.I29 Benchmark.B30:Benchmark.B30 Benchmark.I30:Benchmark.I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45in" fo:margin-top="0.45in" fo:margin-bottom="0.45in" fo:margin-left="0.45in" fo:margin-right="0.4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44:05</meta:creation-date>
    <dc:date>2014-05-22T17:42:00</dc:date>
    <meta:editing-duration>PT41M54S</meta:editing-duration>
    <meta:editing-cycles>5</meta:editing-cycles>
    <meta:generator>LibreOffice/3.6$MacOSX_x86 LibreOffice_project/932b512-69e3009-7a10e5c-fc86223-a55908</meta:generator>
    <meta:document-statistic meta:table-count="3" meta:cell-count="3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Benchmark.A2:Benchmark.A8 Benchmark.B2:Benchmark.B2 Benchmark.J2:Benchmark.J36 Benchmark.B9:Benchmark.B9 Benchmark.B16:Benchmark.B16 Benchmark.B23:Benchmark.B23 Benchmark.B30:Benchmark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Benchmark.J2:Benchmark.J8" chart:label-cell-address="Benchmark.B2:Benchmark.B2" chart:class="chart:scatter">
            <chart:domain table:cell-range-address="Benchmark.A2:Benchmark.A8"/>
            <chart:data-point chart:repeated="7"/>
          </chart:series>
          <chart:series chart:style-name="ch11" chart:values-cell-range-address="Benchmark.J9:Benchmark.J15" chart:label-cell-address="Benchmark.B9:Benchmark.B9" chart:class="chart:scatter">
            <chart:domain table:cell-range-address="Benchmark.A9:Benchmark.A15"/>
            <chart:data-point chart:repeated="7"/>
          </chart:series>
          <chart:series chart:style-name="ch12" chart:values-cell-range-address="Benchmark.J16:Benchmark.J22" chart:label-cell-address="Benchmark.B16:Benchmark.B16" chart:class="chart:scatter">
            <chart:domain table:cell-range-address="Benchmark.A16:Benchmark.A22"/>
            <chart:data-point chart:repeated="7"/>
          </chart:series>
          <chart:series chart:style-name="ch13" chart:values-cell-range-address="Benchmark.J23:Benchmark.J29" chart:label-cell-address="Benchmark.B23:Benchmark.B23" chart:class="chart:scatter">
            <chart:domain table:cell-range-address="Benchmark.A23:Benchmark.A29"/>
            <chart:data-point chart:repeated="7"/>
          </chart:series>
          <chart:series chart:style-name="ch14" chart:values-cell-range-address="Benchmark.J30:Benchmark.J36" chart:label-cell-address="Benchmark.B30:Benchmark.B30" chart:class="chart:scatter">
            <chart:domain table:cell-range-address="Benchmark.A30:Benchmark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Benchmark.B2:Benchmark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Benchmark.B9:Benchmark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Benchmark.B16:Benchmark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Benchmark.B23:Benchmark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Benchmark.B30:Benchmark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nchmark.A2:Benchmark.A8</svg:desc>
                </draw:g>
              </table:table-cell>
              <table:table-cell office:value-type="float" office:value="1">
                <text:p>1</text:p>
                <draw:g>
                  <svg:desc>Benchmark.J2:Benchmark.J8</svg:desc>
                </draw:g>
              </table:table-cell>
              <table:table-cell office:value-type="float" office:value="1">
                <text:p>1</text:p>
                <draw:g>
                  <svg:desc>Benchmark.A9:Benchmark.A15</svg:desc>
                </draw:g>
              </table:table-cell>
              <table:table-cell office:value-type="float" office:value="1">
                <text:p>1</text:p>
                <draw:g>
                  <svg:desc>Benchmark.J9:Benchmark.J15</svg:desc>
                </draw:g>
              </table:table-cell>
              <table:table-cell office:value-type="float" office:value="1">
                <text:p>1</text:p>
                <draw:g>
                  <svg:desc>Benchmark.A16:Benchmark.A22</svg:desc>
                </draw:g>
              </table:table-cell>
              <table:table-cell office:value-type="float" office:value="1">
                <text:p>1</text:p>
                <draw:g>
                  <svg:desc>Benchmark.J16:Benchmark.J22</svg:desc>
                </draw:g>
              </table:table-cell>
              <table:table-cell office:value-type="float" office:value="1">
                <text:p>1</text:p>
                <draw:g>
                  <svg:desc>Benchmark.A23:Benchmark.A29</svg:desc>
                </draw:g>
              </table:table-cell>
              <table:table-cell office:value-type="float" office:value="1">
                <text:p>1</text:p>
                <draw:g>
                  <svg:desc>Benchmark.J23:Benchmark.J29</svg:desc>
                </draw:g>
              </table:table-cell>
              <table:table-cell office:value-type="float" office:value="1">
                <text:p>1</text:p>
                <draw:g>
                  <svg:desc>Benchmark.A30:Benchmark.A36</svg:desc>
                </draw:g>
              </table:table-cell>
              <table:table-cell office:value-type="float" office:value="1">
                <text:p>1</text:p>
                <draw:g>
                  <svg:desc>Benchmark.J30:Benchmark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882162060846">
                <text:p>1.92882162060846</text:p>
              </table:table-cell>
              <table:table-cell office:value-type="float" office:value="2">
                <text:p>2</text:p>
              </table:table-cell>
              <table:table-cell office:value-type="float" office:value="1.99520663073089">
                <text:p>1.99520663073089</text:p>
              </table:table-cell>
              <table:table-cell office:value-type="float" office:value="2">
                <text:p>2</text:p>
              </table:table-cell>
              <table:table-cell office:value-type="float" office:value="1.98853822232298">
                <text:p>1.98853822232298</text:p>
              </table:table-cell>
              <table:table-cell office:value-type="float" office:value="2">
                <text:p>2</text:p>
              </table:table-cell>
              <table:table-cell office:value-type="float" office:value="1.91695589932862">
                <text:p>1.91695589932862</text:p>
              </table:table-cell>
              <table:table-cell office:value-type="float" office:value="2">
                <text:p>2</text:p>
              </table:table-cell>
              <table:table-cell office:value-type="float" office:value="1.92575072572284">
                <text:p>1.9257507257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5375084045721">
                <text:p>3.95375084045721</text:p>
              </table:table-cell>
              <table:table-cell office:value-type="float" office:value="4">
                <text:p>4</text:p>
              </table:table-cell>
              <table:table-cell office:value-type="float" office:value="3.98750115837272">
                <text:p>3.98750115837272</text:p>
              </table:table-cell>
              <table:table-cell office:value-type="float" office:value="4">
                <text:p>4</text:p>
              </table:table-cell>
              <table:table-cell office:value-type="float" office:value="3.81693864564731">
                <text:p>3.81693864564731</text:p>
              </table:table-cell>
              <table:table-cell office:value-type="float" office:value="4">
                <text:p>4</text:p>
              </table:table-cell>
              <table:table-cell office:value-type="float" office:value="4.07960470949324">
                <text:p>4.07960470949324</text:p>
              </table:table-cell>
              <table:table-cell office:value-type="float" office:value="4">
                <text:p>4</text:p>
              </table:table-cell>
              <table:table-cell office:value-type="float" office:value="3.953411279979">
                <text:p>3.95341127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18932844293075">
                <text:p>7.18932844293075</text:p>
              </table:table-cell>
              <table:table-cell office:value-type="float" office:value="8">
                <text:p>8</text:p>
              </table:table-cell>
              <table:table-cell office:value-type="float" office:value="8.20794487231455">
                <text:p>8.20794487231455</text:p>
              </table:table-cell>
              <table:table-cell office:value-type="float" office:value="8">
                <text:p>8</text:p>
              </table:table-cell>
              <table:table-cell office:value-type="float" office:value="8.26318689620235">
                <text:p>8.26318689620235</text:p>
              </table:table-cell>
              <table:table-cell office:value-type="float" office:value="8">
                <text:p>8</text:p>
              </table:table-cell>
              <table:table-cell office:value-type="float" office:value="8.41101523727711">
                <text:p>8.41101523727711</text:p>
              </table:table-cell>
              <table:table-cell office:value-type="float" office:value="8">
                <text:p>8</text:p>
              </table:table-cell>
              <table:table-cell office:value-type="float" office:value="8.30470034079135">
                <text:p>8.30470034079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6746908309692">
                <text:p>2.26746908309692</text:p>
              </table:table-cell>
              <table:table-cell office:value-type="float" office:value="16">
                <text:p>16</text:p>
              </table:table-cell>
              <table:table-cell office:value-type="float" office:value="8.49916053528221">
                <text:p>8.49916053528221</text:p>
              </table:table-cell>
              <table:table-cell office:value-type="float" office:value="16">
                <text:p>16</text:p>
              </table:table-cell>
              <table:table-cell office:value-type="float" office:value="12.4688061583027">
                <text:p>12.4688061583027</text:p>
              </table:table-cell>
              <table:table-cell office:value-type="float" office:value="16">
                <text:p>16</text:p>
              </table:table-cell>
              <table:table-cell office:value-type="float" office:value="13.248296927436">
                <text:p>13.248296927436</text:p>
              </table:table-cell>
              <table:table-cell office:value-type="float" office:value="16">
                <text:p>16</text:p>
              </table:table-cell>
              <table:table-cell office:value-type="float" office:value="13.2099395038522">
                <text:p>13.2099395038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06620646782278">
                <text:p>1.06620646782278</text:p>
              </table:table-cell>
              <table:table-cell office:value-type="float" office:value="32">
                <text:p>32</text:p>
              </table:table-cell>
              <table:table-cell office:value-type="float" office:value="1.36926956750027">
                <text:p>1.36926956750027</text:p>
              </table:table-cell>
              <table:table-cell office:value-type="float" office:value="32">
                <text:p>32</text:p>
              </table:table-cell>
              <table:table-cell office:value-type="float" office:value="4.0677484840265">
                <text:p>4.0677484840265</text:p>
              </table:table-cell>
              <table:table-cell office:value-type="float" office:value="32">
                <text:p>32</text:p>
              </table:table-cell>
              <table:table-cell office:value-type="float" office:value="5.77953140158732">
                <text:p>5.77953140158732</text:p>
              </table:table-cell>
              <table:table-cell office:value-type="float" office:value="32">
                <text:p>32</text:p>
              </table:table-cell>
              <table:table-cell office:value-type="float" office:value="5.68604550123005">
                <text:p>5.6860455012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5401222182624">
                <text:p>0.15401222182624</text:p>
              </table:table-cell>
              <table:table-cell office:value-type="float" office:value="64">
                <text:p>64</text:p>
              </table:table-cell>
              <table:table-cell office:value-type="float" office:value="0.813629949678905">
                <text:p>0.813629949678905</text:p>
              </table:table-cell>
              <table:table-cell office:value-type="float" office:value="64">
                <text:p>64</text:p>
              </table:table-cell>
              <table:table-cell office:value-type="float" office:value="3.27063164856194">
                <text:p>3.27063164856194</text:p>
              </table:table-cell>
              <table:table-cell office:value-type="float" office:value="64">
                <text:p>64</text:p>
              </table:table-cell>
              <table:table-cell office:value-type="float" office:value="4.75658236493766">
                <text:p>4.75658236493766</text:p>
              </table:table-cell>
              <table:table-cell office:value-type="float" office:value="64">
                <text:p>64</text:p>
              </table:table-cell>
              <table:table-cell office:value-type="float" office:value="3.9151502846404">
                <text:p>3.9151502846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Communication time'.A1:'Communication time'.A1 Benchmark.A2:Benchmark.A8 Benchmark.B2:Benchmark.B2 Benchmark.I2:Benchmark.I36 Benchmark.B9:Benchmark.B9 Benchmark.B16:Benchmark.B16 Benchmark.B23:Benchmark.B23 Benchmark.B30:Benchmark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Benchmark.A2:Benchmark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Benchmark.I2:Benchmark.I8" chart:label-cell-address="Benchmark.B2:Benchmark.B2" chart:class="chart:bar">
            <chart:data-point chart:repeated="7"/>
          </chart:series>
          <chart:series chart:style-name="ch11" chart:values-cell-range-address="Benchmark.I9:Benchmark.I15" chart:label-cell-address="Benchmark.B9:Benchmark.B9" chart:class="chart:bar">
            <chart:data-point chart:repeated="7"/>
          </chart:series>
          <chart:series chart:style-name="ch12" chart:values-cell-range-address="Benchmark.I16:Benchmark.I22" chart:label-cell-address="Benchmark.B16:Benchmark.B16" chart:class="chart:bar">
            <chart:data-point chart:repeated="7"/>
          </chart:series>
          <chart:series chart:style-name="ch13" chart:values-cell-range-address="Benchmark.I23:Benchmark.I29" chart:label-cell-address="Benchmark.B23:Benchmark.B23" chart:class="chart:bar">
            <chart:data-point chart:repeated="7"/>
          </chart:series>
          <chart:series chart:style-name="ch14" chart:values-cell-range-address="Benchmark.I30:Benchmark.I36" chart:label-cell-address="Benchmark.B30:Benchmark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Benchmark.B2:Benchmark.B2</svg:desc>
                </draw:g>
              </table:table-cell>
              <table:table-cell office:value-type="string">
                <text:p>200000</text:p>
                <draw:g>
                  <svg:desc>Benchmark.B9:Benchmark.B9</svg:desc>
                </draw:g>
              </table:table-cell>
              <table:table-cell office:value-type="string">
                <text:p>500000</text:p>
                <draw:g>
                  <svg:desc>Benchmark.B16:Benchmark.B16</svg:desc>
                </draw:g>
              </table:table-cell>
              <table:table-cell office:value-type="string">
                <text:p>1000000</text:p>
                <draw:g>
                  <svg:desc>Benchmark.B23:Benchmark.B23</svg:desc>
                </draw:g>
              </table:table-cell>
              <table:table-cell office:value-type="string">
                <text:p>2000000</text:p>
                <draw:g>
                  <svg:desc>Benchmark.B30:Benchmark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Benchmark.A2:Benchmark.A8</svg:desc>
                </draw:g>
              </table:table-cell>
              <table:table-cell office:value-type="float" office:value="2.643">
                <text:p>2.643</text:p>
                <draw:g>
                  <svg:desc>Benchmark.I2:Benchmark.I8</svg:desc>
                </draw:g>
              </table:table-cell>
              <table:table-cell office:value-type="float" office:value="2.022">
                <text:p>2.022</text:p>
                <draw:g>
                  <svg:desc>Benchmark.I9:Benchmark.I15</svg:desc>
                </draw:g>
              </table:table-cell>
              <table:table-cell office:value-type="float" office:value="2.111">
                <text:p>2.111</text:p>
                <draw:g>
                  <svg:desc>Benchmark.I16:Benchmark.I22</svg:desc>
                </draw:g>
              </table:table-cell>
              <table:table-cell office:value-type="float" office:value="2">
                <text:p>2</text:p>
                <draw:g>
                  <svg:desc>Benchmark.I23:Benchmark.I29</svg:desc>
                </draw:g>
              </table:table-cell>
              <table:table-cell office:value-type="float" office:value="1.949">
                <text:p>1.949</text:p>
                <draw:g>
                  <svg:desc>Benchmark.I30:Benchmark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222">
                <text:p>10.222</text:p>
              </table:table-cell>
              <table:table-cell office:value-type="float" office:value="5.488">
                <text:p>5.488</text:p>
              </table:table-cell>
              <table:table-cell office:value-type="float" office:value="4.202">
                <text:p>4.202</text:p>
              </table:table-cell>
              <table:table-cell office:value-type="float" office:value="10.107">
                <text:p>10.10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28">
                <text:p>9.28</text:p>
              </table:table-cell>
              <table:table-cell office:value-type="float" office:value="6.891">
                <text:p>6.891</text:p>
              </table:table-cell>
              <table:table-cell office:value-type="float" office:value="10.311">
                <text:p>10.311</text:p>
              </table:table-cell>
              <table:table-cell office:value-type="float" office:value="8.967">
                <text:p>8.967</text:p>
              </table:table-cell>
              <table:table-cell office:value-type="float" office:value="7.839">
                <text:p>7.8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.991">
                <text:p>22.991</text:p>
              </table:table-cell>
              <table:table-cell office:value-type="float" office:value="6.525">
                <text:p>6.525</text:p>
              </table:table-cell>
              <table:table-cell office:value-type="float" office:value="8.467">
                <text:p>8.467</text:p>
              </table:table-cell>
              <table:table-cell office:value-type="float" office:value="11.79">
                <text:p>11.79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1.183">
                <text:p>71.183</text:p>
              </table:table-cell>
              <table:table-cell office:value-type="float" office:value="53.273">
                <text:p>53.273</text:p>
              </table:table-cell>
              <table:table-cell office:value-type="float" office:value="26.839">
                <text:p>26.839</text:p>
              </table:table-cell>
              <table:table-cell office:value-type="float" office:value="17.185">
                <text:p>17.185</text:p>
              </table:table-cell>
              <table:table-cell office:value-type="float" office:value="25.454">
                <text:p>25.45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4.844">
                <text:p>94.844</text:p>
              </table:table-cell>
              <table:table-cell office:value-type="float" office:value="92.001">
                <text:p>92.001</text:p>
              </table:table-cell>
              <table:table-cell office:value-type="float" office:value="82.674">
                <text:p>82.674</text:p>
              </table:table-cell>
              <table:table-cell office:value-type="float" office:value="74.498">
                <text:p>74.498</text:p>
              </table:table-cell>
              <table:table-cell office:value-type="float" office:value="80.798">
                <text:p>80.7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4.992">
                <text:p>94.992</text:p>
              </table:table-cell>
              <table:table-cell office:value-type="float" office:value="96.326">
                <text:p>96.326</text:p>
              </table:table-cell>
              <table:table-cell office:value-type="float" office:value="88.796">
                <text:p>88.796</text:p>
              </table:table-cell>
              <table:table-cell office:value-type="float" office:value="86.288">
                <text:p>86.288</text:p>
              </table:table-cell>
              <table:table-cell office:value-type="float" office:value="88.496">
                <text:p>88.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